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weight="bold" officeooo:rsid="000575d8" officeooo:paragraph-rsid="000575d8" style:font-size-asian="19.25pt" style:font-weight-asian="bold" style:font-size-complex="22pt" style:font-weight-complex="bold"/>
    </style:style>
    <style:style style:name="P2" style:family="paragraph" style:parent-style-name="Standard">
      <style:paragraph-properties fo:text-align="start" style:justify-single-word="false"/>
      <style:text-properties fo:font-size="14pt" fo:font-weight="normal" officeooo:rsid="000575d8" officeooo:paragraph-rsid="000575d8"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bold" officeooo:rsid="000575d8" officeooo:paragraph-rsid="000575d8"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normal" officeooo:rsid="0006c013" officeooo:paragraph-rsid="0006c013"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06c013" officeooo:paragraph-rsid="00084afd"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084afd" officeooo:paragraph-rsid="00084afd"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0ea015" officeooo:paragraph-rsid="000ea015"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officeooo:paragraph-rsid="000ea015"/>
    </style:style>
    <style:style style:name="P9" style:family="paragraph" style:parent-style-name="Standard">
      <style:paragraph-properties fo:text-align="start" style:justify-single-word="false"/>
      <style:text-properties fo:font-weight="normal" officeooo:rsid="00174b89" officeooo:paragraph-rsid="00174b89" style:font-weight-asian="normal" style:font-weight-complex="normal"/>
    </style:style>
    <style:style style:name="P10" style:family="paragraph" style:parent-style-name="Standard">
      <style:paragraph-properties fo:text-align="start" style:justify-single-word="false"/>
      <style:text-properties fo:font-size="14pt" fo:font-weight="bold" officeooo:rsid="00084afd" officeooo:paragraph-rsid="00084afd" style:font-size-asian="12.25pt" style:font-weight-asian="bold" style:font-size-complex="14pt" style:font-weight-complex="bold"/>
    </style:style>
    <style:style style:name="P11" style:family="paragraph" style:parent-style-name="Standard">
      <style:paragraph-properties fo:text-align="start" style:justify-single-word="false"/>
      <style:text-properties officeooo:paragraph-rsid="0010f956"/>
    </style:style>
    <style:style style:name="P12" style:family="paragraph" style:parent-style-name="Standard">
      <style:paragraph-properties fo:text-align="start" style:justify-single-word="false"/>
      <style:text-properties officeooo:paragraph-rsid="000e0360"/>
    </style:style>
    <style:style style:name="P13" style:family="paragraph" style:parent-style-name="Standard">
      <style:paragraph-properties fo:text-align="start" style:justify-single-word="false"/>
      <style:text-properties officeooo:rsid="000e0360" officeooo:paragraph-rsid="000ea015"/>
    </style:style>
    <style:style style:name="P14" style:family="paragraph" style:parent-style-name="Standard">
      <style:paragraph-properties fo:text-align="start" style:justify-single-word="false"/>
      <style:text-properties fo:font-weight="bold" officeooo:rsid="0010f956" officeooo:paragraph-rsid="0010f956" style:font-weight-asian="bold" style:font-weight-complex="bold"/>
    </style:style>
    <style:style style:name="P15" style:family="paragraph" style:parent-style-name="Standard">
      <style:paragraph-properties fo:text-align="start" style:justify-single-word="false"/>
      <style:text-properties fo:font-weight="normal" officeooo:rsid="00127b1a" officeooo:paragraph-rsid="00127b1a" style:font-weight-asian="normal" style:font-weight-complex="normal"/>
    </style:style>
    <style:style style:name="P16" style:family="paragraph" style:parent-style-name="Standard">
      <style:paragraph-properties fo:text-align="start" style:justify-single-word="false"/>
      <style:text-properties officeooo:paragraph-rsid="0012f700"/>
    </style:style>
    <style:style style:name="P17" style:family="paragraph" style:parent-style-name="Standard">
      <style:paragraph-properties fo:text-align="start" style:justify-single-word="false"/>
      <style:text-properties officeooo:rsid="0012f700" officeooo:paragraph-rsid="0012f700"/>
    </style:style>
    <style:style style:name="P18" style:family="paragraph" style:parent-style-name="Standard">
      <style:paragraph-properties fo:text-align="start" style:justify-single-word="false"/>
      <style:text-properties fo:font-style="normal" officeooo:rsid="0014be33" officeooo:paragraph-rsid="0014be33" style:font-style-asian="normal" style:font-style-complex="normal"/>
    </style:style>
    <style:style style:name="P19" style:family="paragraph" style:parent-style-name="Standard">
      <style:paragraph-properties fo:text-align="start" style:justify-single-word="false"/>
      <style:text-properties fo:font-style="normal" fo:font-weight="bold" officeooo:rsid="0014be33" officeooo:paragraph-rsid="0014be33" style:font-style-asian="normal" style:font-weight-asian="bold" style:font-style-complex="normal" style:font-weight-complex="bold"/>
    </style:style>
    <style:style style:name="P20" style:family="paragraph" style:parent-style-name="Standard">
      <style:paragraph-properties fo:text-align="start" style:justify-single-word="false"/>
      <style:text-properties fo:font-style="normal" fo:font-weight="bold" officeooo:rsid="001669a1" officeooo:paragraph-rsid="001669a1" style:font-style-asian="normal" style:font-weight-asian="bold" style:font-style-complex="normal" style:font-weight-complex="bold"/>
    </style:style>
    <style:style style:name="P21" style:family="paragraph" style:parent-style-name="Standard">
      <style:paragraph-properties fo:text-align="start" style:justify-single-word="false"/>
      <style:text-properties fo:font-style="normal" fo:font-weight="bold" officeooo:rsid="00174b89" officeooo:paragraph-rsid="00174b89" style:font-style-asian="normal" style:font-weight-asian="bold" style:font-style-complex="normal" style:font-weight-complex="bold"/>
    </style:style>
    <style:style style:name="P22" style:family="paragraph" style:parent-style-name="Standard">
      <style:paragraph-properties fo:text-align="start" style:justify-single-word="false"/>
      <style:text-properties fo:font-size="14pt" fo:font-style="normal" fo:font-weight="normal" officeooo:rsid="00174b89" officeooo:paragraph-rsid="00174b89"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174b89" officeooo:paragraph-rsid="00174b89"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bold" officeooo:rsid="0017a698" officeooo:paragraph-rsid="0017a698" style:font-style-asian="normal" style:font-weight-asian="bold" style:font-style-complex="normal" style:font-weight-complex="bold"/>
    </style:style>
    <style:style style:name="P25" style:family="paragraph" style:parent-style-name="Standard">
      <style:paragraph-properties fo:text-align="start" style:justify-single-word="false"/>
      <style:text-properties fo:font-style="normal" fo:font-weight="normal" officeooo:rsid="0017a698" officeooo:paragraph-rsid="0017a698" style:font-style-asian="normal" style:font-weight-asian="normal" style:font-style-complex="normal" style:font-weight-complex="normal"/>
    </style:style>
    <style:style style:name="P26" style:family="paragraph" style:parent-style-name="Text_20_body">
      <style:paragraph-properties fo:text-align="start" style:justify-single-word="false"/>
      <style:text-properties fo:font-style="normal" fo:font-weight="normal" officeooo:rsid="0017a698" officeooo:paragraph-rsid="0017a698" style:font-style-asian="normal" style:font-weight-asian="normal" style:font-style-complex="normal" style:font-weight-complex="normal"/>
    </style:style>
    <style:style style:name="P27" style:family="paragraph" style:parent-style-name="Text_20_body">
      <style:paragraph-properties fo:margin-left="0.794cm" fo:margin-right="0cm" fo:line-height="100%" fo:text-indent="-0.794cm" style:auto-text-indent="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06c013"/>
    </style:style>
    <style:style style:name="T3" style:family="text">
      <style:text-properties officeooo:rsid="00084afd"/>
    </style:style>
    <style:style style:name="T4" style:family="text">
      <style:text-properties fo:font-size="14pt" fo:font-weight="normal" officeooo:rsid="000ea015" style:font-size-asian="12.25pt" style:font-weight-asian="normal" style:font-size-complex="14pt" style:font-weight-complex="normal"/>
    </style:style>
    <style:style style:name="T5" style:family="text">
      <style:text-properties fo:font-size="14pt" style:font-size-asian="14pt" style:font-size-complex="14pt"/>
    </style:style>
    <style:style style:name="T6" style:family="text">
      <style:text-properties fo:font-size="14pt" officeooo:rsid="000ea015" style:font-size-asian="14pt" style:font-size-complex="14pt"/>
    </style:style>
    <style:style style:name="T7" style:family="text">
      <style:text-properties fo:font-size="14pt" officeooo:rsid="000fab54" style:font-size-asian="14pt" style:font-size-complex="14pt"/>
    </style:style>
    <style:style style:name="T8" style:family="text">
      <style:text-properties officeooo:rsid="000fab54"/>
    </style:style>
    <style:style style:name="T9" style:family="text">
      <style:text-properties fo:font-size="14pt" fo:font-weight="normal" officeooo:rsid="0010f956" style:font-size-asian="12.25pt" style:font-weight-asian="normal" style:font-size-complex="14pt" style:font-weight-complex="normal"/>
    </style:style>
    <style:style style:name="T10" style:family="text">
      <style:text-properties fo:font-size="14pt" fo:font-weight="normal" officeooo:rsid="000e0360" style:font-size-asian="12.25pt" style:font-weight-asian="normal" style:font-size-complex="14pt" style:font-weight-complex="normal"/>
    </style:style>
    <style:style style:name="T11" style:family="text">
      <style:text-properties fo:font-size="14pt" fo:font-weight="normal" officeooo:rsid="000e0360" style:font-size-asian="14pt" style:font-weight-asian="normal" style:font-size-complex="14pt" style:font-weight-complex="normal"/>
    </style:style>
    <style:style style:name="T12" style:family="text">
      <style:text-properties fo:font-size="14pt" officeooo:rsid="000e0360" style:font-size-asian="14pt" style:font-size-complex="14pt"/>
    </style:style>
    <style:style style:name="T13" style:family="text">
      <style:text-properties fo:font-size="14pt" fo:font-style="italic" style:font-size-asian="14pt" style:font-style-asian="italic" style:font-size-complex="14pt" style:font-style-complex="italic"/>
    </style:style>
    <style:style style:name="T14" style:family="text">
      <style:text-properties fo:font-size="14pt" fo:font-weight="normal" officeooo:rsid="0012f700" style:font-size-asian="14pt" style:font-weight-asian="normal" style:font-size-complex="14pt" style:font-weight-complex="normal"/>
    </style:style>
    <style:style style:name="T15" style:family="text">
      <style:text-properties fo:font-size="14pt" fo:font-style="italic" fo:font-weight="normal" officeooo:rsid="0012f700" style:font-size-asian="14pt" style:font-style-asian="italic" style:font-weight-asian="normal" style:font-size-complex="14pt" style:font-style-complex="italic" style:font-weight-complex="normal"/>
    </style:style>
    <style:style style:name="T16" style:family="text">
      <style:text-properties fo:font-size="14pt" fo:font-style="normal" fo:font-weight="normal" officeooo:rsid="0012f700" style:font-size-asian="14pt" style:font-style-asian="normal" style:font-weight-asian="normal" style:font-size-complex="14pt" style:font-style-complex="normal" style:font-weight-complex="normal"/>
    </style:style>
    <style:style style:name="T17" style:family="text">
      <style:text-properties fo:font-size="14pt" fo:font-style="italic" fo:font-weight="normal" officeooo:rsid="001669a1" style:font-size-asian="14pt" style:font-style-asian="italic" style:font-weight-asian="normal" style:font-size-complex="14pt" style:font-style-complex="italic" style:font-weight-complex="normal"/>
    </style:style>
    <style:style style:name="T18" style:family="text">
      <style:text-properties fo:font-size="14pt" fo:font-style="italic" fo:font-weight="normal" officeooo:rsid="00174b89" style:font-size-asian="14pt" style:font-style-asian="italic" style:font-weight-asian="normal" style:font-size-complex="14pt" style:font-style-complex="italic" style:font-weight-complex="normal"/>
    </style:style>
    <style:style style:name="T19" style:family="text">
      <style:text-properties fo:font-size="14pt" fo:font-style="normal" fo:font-weight="normal" style:font-size-asian="14pt" style:font-style-asian="normal" style:font-weight-asian="normal" style:font-size-complex="14pt" style:font-style-complex="normal" style:font-weight-complex="normal"/>
    </style:style>
    <style:style style:name="T20" style:family="text">
      <style:text-properties fo:font-size="14pt" fo:font-style="normal" fo:font-weight="normal" officeooo:rsid="0014be33" style:font-size-asian="14pt" style:font-style-asian="normal" style:font-weight-asian="normal" style:font-size-complex="14pt" style:font-style-complex="normal" style:font-weight-complex="normal"/>
    </style:style>
    <style:style style:name="T21" style:family="text">
      <style:text-properties fo:font-size="14pt" fo:font-style="italic" fo:font-weight="normal" officeooo:rsid="000ea015" style:font-size-asian="14pt" style:font-style-asian="italic" style:font-weight-asian="normal" style:font-size-complex="14pt" style:font-style-complex="italic" style:font-weight-complex="normal"/>
    </style:style>
    <style:style style:name="T22" style:family="text">
      <style:text-properties fo:font-size="14pt" fo:font-weight="normal" officeooo:rsid="000ea015" style:font-size-asian="14pt" style:font-weight-asian="normal" style:font-size-complex="14pt" style:font-weight-complex="normal"/>
    </style:style>
    <style:style style:name="T23" style:family="text">
      <style:text-properties fo:font-size="14pt" fo:font-weight="normal" style:font-size-asian="14pt" style:font-weight-asian="normal" style:font-size-complex="14pt" style:font-weight-complex="normal"/>
    </style:style>
    <style:style style:name="T24" style:family="text">
      <style:text-properties fo:font-size="14pt" officeooo:rsid="00174b89" style:font-size-asian="14pt" style:font-size-complex="14pt"/>
    </style:style>
    <style:style style:name="T25" style:family="text">
      <style:text-properties fo:font-size="14pt" fo:font-style="italic" fo:font-weight="normal" style:font-size-asian="14pt" style:font-style-asian="italic" style:font-weight-asian="normal" style:font-size-complex="14pt" style:font-style-complex="italic" style:font-weight-complex="normal"/>
    </style:style>
    <style:style style:name="T26" style:family="text">
      <style:text-properties fo:font-size="14pt" fo:font-weight="normal" officeooo:rsid="00174b89" style:font-size-asian="14pt" style:font-weight-asian="normal" style:font-size-complex="14pt" style:font-weight-complex="normal"/>
    </style:style>
    <style:style style:name="T27" style:family="text">
      <style:text-properties fo:font-style="italic" style:font-style-asian="italic" style:font-style-complex="italic"/>
    </style:style>
    <style:style style:name="T28" style:family="text">
      <style:text-properties fo:font-size="14pt" style:font-size-asian="12.25pt" style:font-size-complex="14pt"/>
    </style:style>
    <style:style style:name="T29" style:family="text">
      <style:text-properties fo:font-size="14pt" officeooo:rsid="0017a698" style:font-size-asian="14pt" style:font-size-complex="14pt"/>
    </style:style>
    <style:style style:name="T30" style:family="text">
      <style:text-properties fo:font-style="italic"/>
    </style:style>
    <style:style style:name="T31" style:family="text">
      <style:text-properties style:font-style-complex="italic"/>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Importance of Effective Modern UX in software apps</text:p>
      <text:p text:style-name="P2"/>
      <text:p text:style-name="P3">X.1 - Introduction</text:p>
      <text:p text:style-name="P2">This literature review will talk about where and when the User Experience (UX) is used in popular software apps, and how it’s effectiveness can shape an audience’s perspective on apps.</text:p>
      <text:p text:style-name="P4">UX refers to a user’s experience of using the app on a day-to-day basis. Someone’s UX can change depending on the apps various functions.</text:p>
      <text:p text:style-name="P2"><text:span text:style-name="T1"/></text:p>
      <text:p text:style-name="P3">X.2- <text:span text:style-name="T2">Examples of Modern UX</text:span></text:p>
      <text:p text:style-name="P5"><text:span text:style-name="T3">Examples of a good </text:span>Modern UX include <text:span text:style-name="T3">usability and effeciency</text:span>.</text:p>
      <text:p text:style-name="P5"/>
      <text:p text:style-name="P5"><text:s/><text:span text:style-name="T3">According to the Ergonomics of Human-System Interaction (ISO.B 2010, pg.3) usability is defined as the “extent to which a system, product or service can be used by specified users to achieve specified goals with effectiveness, eficiency and satisfaction in a specified context of use”.</text:span></text:p>
      <text:p text:style-name="P5"/>
      <text:p text:style-name="P6">Additionally effeciency is defined as “resources expended in relation to the accuracy and completeness with which users achieve goals”.</text:p>
      <text:p text:style-name="P6"/>
      <text:p text:style-name="P6">Therefore, it is accurate to say that an effective UX considers what exactly the user’s goal is, and how efficient it is for the user to achieve said goal.</text:p>
      <text:p text:style-name="P6"/>
      <text:p text:style-name="P7">The People at the Center of Mobile Application Development (PACMAD) usability model was developed to emphazise the limitations of devices and how a designer can navigate these issues. </text:p>
      <text:p text:style-name="P7"/>
      <text:p text:style-name="P8"><text:span text:style-name="T4">Some of the aspects of the model include “e</text:span><text:span text:style-name="T5">ffectiveness, efficiency, learnability, memorability, errors, satisfaction, and cognitive load” </text:span><text:span text:style-name="T6">(</text:span><text:span text:style-name="T7">Az-Zahra et al., 2019, pp 72-77). Using this model, we can recognize said issues during the design and development process.</text:span></text:p>
      <text:p text:style-name="P8"><text:span text:style-name="T7"/></text:p>
      <text:p text:style-name="P9"><text:span text:style-name="T7">T</text:span><text:span text:style-name="T5">his literature review will focus on three important aspects of the PACMAD model, that being Learnability, Memorability, and Errors.</text:span></text:p>
      <text:p text:style-name="P6"/>
      <text:p text:style-name="P10">X.3 – <text:span text:style-name="T8">Learnability</text:span></text:p>
      <text:p text:style-name="P8"><text:span text:style-name="T4"/></text:p>
      <text:p text:style-name="P11"><text:span text:style-name="T4">L</text:span><text:span text:style-name="T9">earnability is defined as how easy it is for the user to achieve their goals within the app. A solution that developers can use <text:s/></text:span><text:span text:style-name="T10">would be proper UI layout. Layouts can be used as </text:span><text:span text:style-name="T11">“</text:span><text:span text:style-name="T5">a container for controls, images, text, and other layouts”</text:span><text:span text:style-name="T12">(Hermes, D. 2015, pp 45-104). Said layouts can be enlarged or shrinked for differing device sizes, such as on a mobile phone, a tablet or a laptop screen. </text:span><text:span text:style-name="T6">For a user hard of sight, one could </text:span><text:soft-page-break/><text:span text:style-name="T6">have the text grow for easier reading. A narrator function can be used in tandem for the user to properly navigate.</text:span></text:p>
      <text:p text:style-name="P12"><text:span text:style-name="T12"/></text:p>
      <text:p text:style-name="P13"><text:span text:style-name="T5">If possible, the design should also be accessable for people with disabilities.</text:span><text:span text:style-name="T13"> “A blind or low vision user would need special features like acoustic signals and vibration for hearing text.” </text:span><text:span text:style-name="T5">(Lashin et al., 2021, pp 480-491). For those that are colorblind, specific </text:span><text:span text:style-name="T6">measures could be used to accommodate them, such as a specific color palette. </text:span></text:p>
      <text:p text:style-name="P13"><text:span text:style-name="T6"/></text:p>
      <text:p text:style-name="P14"><text:span text:style-name="T6">X.</text:span><text:span text:style-name="T5">4 – Efficiency</text:span></text:p>
      <text:p text:style-name="P14"><text:span text:style-name="T5"/></text:p>
      <text:p text:style-name="P15"><text:span text:style-name="T5">Efficiency, in the context of mobile applications, can be defined as </text:span><text:span text:style-name="T13">“user productivity times power efficiency”</text:span><text:span text:style-name="T5">, or “energy per task”. (Vallerio et al, 2006, p847) Simply put, this is the equation as to how much effort a user must put in to achieve their goals within the app. For example, how easy is it for the user to change their profile picture in Instagram? In said app, it is only around 2 or 3 taps to change it. Another example: how easy is it for a user to post a picture onto Facebook? The answer is exceedingly easy. </text:span></text:p>
      <text:p text:style-name="P15"><text:span text:style-name="T5"/></text:p>
      <text:p text:style-name="P15"><text:span text:style-name="T5">There are plenty of routes a user can take to achieve different goals depending on the design of said UI. Providing users with an “energy-efficient” UI can shorten the time and mental load for the user. A good example of this would be hyperlinks and buttons that take the user to the specific part of the app they would be looking for, such as a user trying to figure out how to reset a password, followed by the app taking them directly to whatever form or other method required to accomplish this.</text:span></text:p>
      <text:p text:style-name="P15"><text:span text:style-name="T5"/></text:p>
      <text:p text:style-name="P16"><text:span text:style-name="T14">In the study </text:span><text:span text:style-name="T15">The effects of graphical interface design characteristics on human-computer interaction task effeciency,</text:span><text:span text:style-name="T16"> (Michalski et al, 2006) there was a focus on the “point-and-click” and “search” method, with point-and-click being a GUI design where users would select icons/graphics objects, and the “search” method utilising a search bar. They had concluded that </text:span><text:span text:style-name="T15">“</text:span><text:span text:style-name="T13">This research outcomes imply avoiding small graphical items in computer interface design, however it should be noted that taking into account other studies there could exists an optimum of item size.</text:span><text:span text:style-name="T15">” </text:span><text:span text:style-name="T17">(Michalski et al, 2006, </text:span><text:span text:style-name="T18">p975)</text:span><text:span text:style-name="T15">. </text:span></text:p>
      <text:p text:style-name="P16"><text:span text:style-name="T16"/></text:p>
      <text:p text:style-name="P17"><text:span text:style-name="T16">W</text:span><text:span text:style-name="T19">hile the point-and-click method takes more energy for the task, there </text:span><text:span text:style-name="T20">is less cognitive load on the user to achieve their goals. Inversely, the search option gives less energy, as the user has to just search their specific function, however, the weight of choice is on the user, and depending on their technical literacy, it may be harder for them to achieve said goal.</text:span></text:p>
      <text:p text:style-name="P16"><text:span text:style-name="T21"/></text:p>
      <text:p text:style-name="P18"><text:span text:style-name="T22">H</text:span><text:span text:style-name="T23">aving the application run fast and efficient is extremely important for the users’ satisfaction.</text:span></text:p>
      <text:p text:style-name="P18"><text:span text:style-name="T23"/></text:p>
      <text:p text:style-name="P18"><text:span text:style-name="T23"/></text:p>
      <text:p text:style-name="P19"><text:soft-page-break/><text:span text:style-name="T5">X-4 - </text:span><text:span text:style-name="T24">Memorability</text:span></text:p>
      <text:p text:style-name="P19"><text:span text:style-name="T23"/></text:p>
      <text:p text:style-name="P19"><text:span text:style-name="T23">Memorability in UX design is defined as how easily a user is able to remember core parts and functions of the applications if said user does not use the app for an extended period of time. A good example of this is if a user takes a long break off a social media app but returns after a few months. Can the user remember how to make posts, message friends, or change important settings to them? </text:span></text:p>
      <text:p text:style-name="P19"><text:span text:style-name="T23"/></text:p>
      <text:p text:style-name="P20"><text:span text:style-name="T23">In the study </text:span><text:span text:style-name="T25">A Comparison of Novices’ Initial Performance, Learnability And Memoriability with a Web-Based IR Interface (Ahmed, Zabed, 2006), </text:span><text:span text:style-name="T23">they conduct an experiment with people who have very little technological literacy. The experiment had them search for various works and information using the device, and were scored based on how fast they could find it. Their results showed that “novices with 6-10 years and 3-5 years of general computer experience scored significantly better than novices with 1-2 years of computer experience.” (Ahmed, Zabed, 2006, p6)</text:span></text:p>
      <text:p text:style-name="P20"><text:span text:style-name="T23"/></text:p>
      <text:p text:style-name="P20"><text:span text:style-name="T23">People who have less time and experience with certain applications can find it much harder for them to navigate said application if they decide to leave said app for a few weeks. Thus, it is very important for the </text:span><text:span text:style-name="T26">UX to be as intuitive as possible so that it can “stick” inside the user’s head for future use.</text:span></text:p>
      <text:p text:style-name="P20"><text:span text:style-name="T26"/></text:p>
      <text:p text:style-name="P20"><text:span text:style-name="T26"/></text:p>
      <text:p text:style-name="P21"><text:span text:style-name="T5">X-5 – Errors</text:span></text:p>
      <text:p text:style-name="P22"/>
      <text:p text:style-name="P22">The definition of errors are very straightforward – any sort of hinderance to the user in achieving their goal could be classified as an error. There are a myriad of types of errors, an easy example could be a technical error: the user not being able to access certain parts of the app due to a bug or malfunction inside the app. The error could be make from the user’s side as well, such as them inputting incorrect information into forms or search bars.</text:p>
      <text:p text:style-name="P22"/>
      <text:p text:style-name="P22">In the article <text:span text:style-name="T27">Customization of user interfaces to reduce errors and enchance user acceptance (Burkoter et al, 2013), <text:s/></text:span>it is discussed how the user can customize or <text:s/>configure certain parts of the application to their own needs or wants to reduce errors.</text:p>
      <text:p text:style-name="P23"><text:span text:style-name="T28">“Reconfiguration gives the operatore the option to customize a user interface according to his or her own preferences.” (Burkoter et al, 2013, p1).</text:span><text:span text:style-name="T5"> The study had concluded that there were vastly lower errors being made after the users had configured the software to their own tastes.</text:span></text:p>
      <text:p text:style-name="P23"><text:span text:style-name="T5"/></text:p>
      <text:p text:style-name="P23"><text:span text:style-name="T5">Some good examples of how </text:span><text:span text:style-name="T29">users can configure an application is through color schemes and text sizes. This links into how developers are able to make applications more accessible for people with disabilities; being able to make an app accessible and easy-to-use can also help reduce errors being made by the user along the way. Proper configuration of the app, both on the front and back end on the developers’ part is integral in ensuring a lack of techincal errors as well.</text:span></text:p>
      <text:p text:style-name="P23"><text:soft-page-break/><text:span text:style-name="T29"/></text:p>
      <text:p text:style-name="P23"><text:span text:style-name="T29"/></text:p>
      <text:p text:style-name="P23"><text:span text:style-name="T29"/></text:p>
      <text:p text:style-name="P24"><text:span text:style-name="T5">X.6 – Conclusion</text:span></text:p>
      <text:p text:style-name="P24"><text:span text:style-name="T5"/></text:p>
      <text:p text:style-name="P25"><text:span text:style-name="T5">To conclude:</text:span></text:p>
      <text:p text:style-name="P25"><text:span text:style-name="T5">The usage of the PACMAD model is integral for software developers to craft an easy-to-use, configurable and accessable user experience. Modern UX techiniques such as what this literature review has covered is an extremely important step in not only the development process of the app, but the conceptual and designing stages of a project.</text:span></text:p>
      <text:p text:style-name="P25"><text:span text:style-name="T5"/></text:p>
      <text:p text:style-name="P25"><text:span text:style-name="T5"/></text:p>
      <text:p text:style-name="P24"><text:span text:style-name="T5">X.7 – References</text:span></text:p>
      <text:p text:style-name="P24"><text:span text:style-name="T5"/></text:p>
      <text:p text:style-name="P26">Ahmed, S.Z. (2006) A Comparison OF Novices’initial Performance, Learnability AND Memorability WITH A Web-Based Ir Interface. <text:span text:style-name="T30">Malaysian Journal of Library and Information Science. </text:span>11 (2), pp. 75–85. </text:p>
      <text:section text:style-name="Sect1" text:name="bib-output-html">
        <text:p text:style-name="P27">Az-zahra, H.M., Fauzi, N. &amp; Kharisma, A.P. (2019) Evaluating E-Marketplace Mobile Application Based on People at the Center of Mobile Application Development (PACMAD) Usability Model. <text:span text:style-name="T30">2019 International Conference on Sustainable Information Engineering and Technology (SIET). </text:span>: IEEE, pp. 72. </text:p>
        <text:p text:style-name="P27">Burkolter, D., Weyers, B., Kluge, A. &amp; Luther, W. (2014) Customization of User Interfaces to Reduce Errors and Enhance User Acceptance. <text:span text:style-name="T30">Applied Ergonomics. </text:span>45 (2), pp. 346–353. </text:p>
        <text:p text:style-name="P27">H. M. Hassan &amp; G. H. Galal-Edeen (2017) From Usability to User Experience. <text:span text:style-name="T30">2017 International Conference on Intelligent Informatics and Biomedical Sciences (ICIIBMS). </text:span>pp. 216. </text:p>
        <text:p text:style-name="P27">Hermes, D. &amp; Hermes, D. (2015) UI Design Using Layouts. <text:span text:style-name="T30">Xamarin Mobile Application Development: Cross-Platform C# and Xamarin.Forms Fundamentals. </text:span>pp. 45–104. </text:p>
        <text:p text:style-name="P27">ISO, B. &amp; STANDARD, B. (2010) Ergonomics of Human-System Interaction. <text:span text:style-name="T30">British Standards Institution. </text:span></text:p>
        <text:p text:style-name="P27">Jetter, H. &amp; Gerken, J. (2007) A Simplified Model of User Experience for Practical Application. </text:p>
        <text:p text:style-name="P27">K. S. Vallerio, Lin Zhong &amp; N. K. Jha. (2006) Energy-Efficient Graphical User Interface Design. <text:span text:style-name="T30">IEEE Transactions on Mobile Computing. </text:span>5 (7), pp. 846–859. </text:p>
        <text:p text:style-name="P27">Lashin, M.M. &amp; Helmy, A.P.D.W.M. (2021) Features of New Design Principles for Mobile Applications UI/UX for Smartphones. <text:span text:style-name="T31">مجلةالعمارةوالفنونوالعلومالإنسانية</text:span><text:span text:style-name="T30">. </text:span>6 (25), pp. 480–491. </text:p>
        <text:p text:style-name="P27">Michalski, R., Grobelny, J. &amp; Karwowski, W. (2006) The Effects of Graphical Interface Design Characteristics on Human–computer Interaction Task Efficiency. <text:span text:style-name="T30">International Journal of Industrial Ergonomics. </text:span>36 (11), pp. 959–977. </text:p>
      </text:section>
      <text:p text:style-name="P24"><text:span text:style-name="T5"/></text:p>
      <text:p text:style-name="P19"><text:span text:style-name="T2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6T10:16:25.902221414</meta:creation-date>
    <dc:date>2024-11-27T15:33:22.391332781</dc:date>
    <meta:editing-duration>PT1H44M19S</meta:editing-duration>
    <meta:editing-cycles>2</meta:editing-cycles>
    <meta:generator>LibreOffice/24.8.3.2$Linux_X86_64 LibreOffice_project/480$Build-2</meta:generator>
    <meta:document-statistic meta:table-count="0" meta:image-count="0" meta:object-count="0" meta:page-count="4" meta:paragraph-count="44" meta:word-count="1559" meta:character-count="9558" meta:non-whitespace-character-count="8025"/>
  </office:meta>
</office:document-meta>
</file>